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2.74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26.12mm"/>
    </style:style>
    <style:style style:name="co8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6" style:family="table-cell" style:parent-style-name="Default" style:data-style-name="N4">
      <style:table-cell-properties fo:background-color="#87d1d1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add58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87d1d1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4"/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add58a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4">
      <style:table-cell-properties fo:border-bottom="0.06pt solid #000000" fo:background-color="#87d1d1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7.03mm" svg:height="76.07mm" svg:x="182.54mm" svg:y="8.34mm">
            <draw:object draw:notify-on-update-of-ranges="Hoja1.D6:Hoja1.D19 Hoja1.E6:Hoja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8.16mm" svg:height="77.06mm" svg:x="352.75mm" svg:y="8.01mm">
            <draw:object draw:notify-on-update-of-ranges="Hoja1.D6:Hoja1.D19 Hoja1.F6:Hoja1.F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7.17mm" svg:height="76.61mm" svg:x="181.84mm" svg:y="103.17mm">
            <draw:object draw:notify-on-update-of-ranges="Hoja1.D27:Hoja1.D40 Hoja1.E27:Hoja1.E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67.17mm" svg:height="76.61mm" svg:x="352.4mm" svg:y="103.17mm">
            <draw:object draw:notify-on-update-of-ranges="Hoja1.D27:Hoja1.D40 Hoja1.F27:Hoja1.F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67.17mm" svg:height="76.61mm" svg:x="352.76mm" svg:y="198.34mm">
            <draw:object draw:notify-on-update-of-ranges="Hoja1.D48:Hoja1.D61 Hoja1.F48:Hoja1.F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7.17mm" svg:height="76.61mm" svg:x="181.14mm" svg:y="199.04mm">
            <draw:object draw:notify-on-update-of-ranges="Hoja1.D48:Hoja1.D61 Hoja1.E48:Hoja1.E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7.17mm" svg:height="76.61mm" svg:x="209.06mm" svg:y="293.56mm">
            <draw:object draw:notify-on-update-of-ranges="Hoja1.D69:Hoja1.D82 Hoja1.E69:Hoja1.E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7.17mm" svg:height="76.61mm" svg:x="186.91mm" svg:y="373.83mm">
            <draw:object draw:notify-on-update-of-ranges="Hoja1.D69:Hoja1.D82 Hoja1.F69:Hoja1.F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67.17mm" svg:height="76.61mm" svg:x="294.76mm" svg:y="483.45mm">
            <draw:object draw:notify-on-update-of-ranges="Hoja1.D111:Hoja1.D124 Hoja1.H111:Hoja1.H12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Nodo #1</text:p>
          </table:table-cell>
          <table:covered-table-cell table:number-columns-repeated="3" table:style-name="ce19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o 2 (dBm)</text:p>
          </table:table-cell>
          <table:table-cell table:style-name="ce5" office:value-type="string" calcext:value-type="string">
            <text:p>RSSI nodo 3 (dBm)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6"/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33" calcext:value-type="float">
            <text:p>-33</text:p>
          </table:table-cell>
          <table:table-cell table:style-name="ce17" office:value-type="float" office:value="-33" calcext:value-type="float">
            <text:p>-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35" calcext:value-type="float">
            <text:p>-35</text:p>
          </table:table-cell>
          <table:table-cell table:style-name="ce17" office:value-type="float" office:value="-31" calcext:value-type="float">
            <text:p>-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38" calcext:value-type="float">
            <text:p>-38</text:p>
          </table:table-cell>
          <table:table-cell table:style-name="ce17" office:value-type="float" office:value="-42" calcext:value-type="float">
            <text:p>-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48" calcext:value-type="float">
            <text:p>-48</text:p>
          </table:table-cell>
          <table:table-cell table:style-name="ce17" office:value-type="float" office:value="-41" calcext:value-type="float">
            <text:p>-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2" calcext:value-type="float">
            <text:p>-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45" calcext:value-type="float">
            <text:p>-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59" calcext:value-type="float">
            <text:p>-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45" calcext:value-type="float">
            <text:p>-45</text:p>
          </table:table-cell>
          <table:table-cell table:style-name="ce17" office:value-type="float" office:value="-47" calcext:value-type="float">
            <text:p>-4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62" calcext:value-type="float">
            <text:p>-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1" calcext:value-type="float">
            <text:p>-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71" calcext:value-type="float">
            <text:p>-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67" calcext:value-type="float">
            <text:p>-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63" calcext:value-type="float">
            <text:p>-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 table:style-name="ce26"/>
          <table:table-cell table:style-name="ce21" table:number-columns-repeated="2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Nodo #2</text:p>
          </table:table-cell>
          <table:covered-table-cell/>
          <table:covered-table-cell table:number-columns-repeated="2" table:style-name="ce6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o 1 (dBm)</text:p>
          </table:table-cell>
          <table:table-cell table:style-name="ce5" office:value-type="string" calcext:value-type="string">
            <text:p>RSSI nodo 3 (dBm)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32" calcext:value-type="float">
            <text:p>-32</text:p>
          </table:table-cell>
          <table:table-cell table:style-name="ce17" office:value-type="float" office:value="-34" calcext:value-type="float">
            <text:p>-34</text:p>
          </table:table-cell>
          <table:table-cell table:number-columns-repeated="10"/>
          <table:table-cell table:style-name="ce3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4" calcext:value-type="float">
            <text:p>-34</text:p>
          </table:table-cell>
          <table:table-cell table:number-columns-repeated="10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42" calcext:value-type="float">
            <text:p>-42</text:p>
          </table:table-cell>
          <table:table-cell table:number-columns-repeated="10"/>
          <table:table-cell table:style-name="ce11"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4" calcext:value-type="float">
            <text:p>-54</text:p>
          </table:table-cell>
          <table:table-cell table:number-columns-repeated="10"/>
          <table:table-cell table:style-name="ce11"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44" calcext:value-type="float">
            <text:p>-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61" calcext:value-type="float">
            <text:p>-61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47" calcext:value-type="float">
            <text:p>-47</text:p>
          </table:table-cell>
          <table:table-cell table:style-name="ce17" office:value-type="float" office:value="-40" calcext:value-type="float">
            <text:p>-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0" calcext:value-type="float">
            <text:p>-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7" calcext:value-type="float">
            <text:p>-57</text:p>
          </table:table-cell>
          <table:table-cell table:style-name="ce17" office:value-type="float" office:value="-48" calcext:value-type="float">
            <text:p>-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70" calcext:value-type="float">
            <text:p>-70</text:p>
          </table:table-cell>
          <table:table-cell table:style-name="ce17" office:value-type="float" office:value="-56" calcext:value-type="float">
            <text:p>-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67" calcext:value-type="float">
            <text:p>-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62" calcext:value-type="float">
            <text:p>-62</text:p>
          </table:table-cell>
          <table:table-cell table:style-name="ce17" office:value-type="float" office:value="-69" calcext:value-type="float">
            <text:p>-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58" calcext:value-type="float">
            <text:p>-58</text:p>
          </table:table-cell>
          <table:table-cell table:style-name="ce17" office:value-type="float" office:value="-56" calcext:value-type="float">
            <text:p>-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66" calcext:value-type="float">
            <text:p>-66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 table:style-name="ce26"/>
          <table:table-cell table:style-name="ce21" table:number-columns-repeated="2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3"/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Nodo #3</text:p>
          </table:table-cell>
          <table:covered-table-cell/>
          <table:covered-table-cell table:number-columns-repeated="2" table:style-name="ce6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e 1 (dBm)</text:p>
          </table:table-cell>
          <table:table-cell table:style-name="ce5" office:value-type="string" calcext:value-type="string">
            <text:p>RSSI node 2 (dBm)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1" calcext:value-type="float">
            <text:p>-3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2" calcext:value-type="float">
            <text:p>-3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43" calcext:value-type="float">
            <text:p>-4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54" calcext:value-type="float">
            <text:p>-5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47" calcext:value-type="float">
            <text:p>-47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69" calcext:value-type="float">
            <text:p>-69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68" calcext:value-type="float">
            <text:p>-68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6" calcext:value-type="float">
            <text:p>-66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71" calcext:value-type="float">
            <text:p>-71</text:p>
          </table:table-cell>
          <table:table-cell table:style-name="ce17" office:value-type="float" office:value="-57" calcext:value-type="float">
            <text:p>-57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65" calcext:value-type="float">
            <text:p>-65</text:p>
          </table:table-cell>
          <table:table-cell table:style-name="ce17" office:value-type="float" office:value="-61" calcext:value-type="float">
            <text:p>-61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69" calcext:value-type="float">
            <text:p>-69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 table:style-name="ce26"/>
          <table:table-cell table:style-name="ce21" table:number-columns-repeated="2"/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1" table:number-columns-repeated="2"/>
          <table:table-cell/>
          <table:table-cell table:style-name="ce18"/>
          <table:table-cell table:number-columns-repeated="6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Promedio</text:p>
          </table:table-cell>
          <table:covered-table-cell/>
          <table:covered-table-cell table:style-name="ce6"/>
          <table:covered-table-cell table:style-name="ce35"/>
          <table:covered-table-cell/>
          <table:table-cell table:number-columns-repeated="5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<text:s/>(dBm)</text:p>
          </table:table-cell>
          <table:table-cell table:style-name="ce33" office:value-type="string" calcext:value-type="string">
            <text:p>Desviación est. </text:p>
          </table:table-cell>
          <table:table-cell table:style-name="ce33" office:value-type="string" calcext:value-type="string">
            <text:p>Error estándar</text:p>
          </table:table-cell>
          <table:table-cell table:number-columns-repeated="5"/>
          <table:table-cell table:style-name="ce11"/>
          <table:table-cell table:number-columns-repeated="6"/>
        </table:table-row>
        <table:table-row table:style-name="ro1">
          <table:table-cell table:number-columns-repeated="4"/>
          <table:table-cell table:style-name="ce6"/>
          <table:table-cell table:style-name="ce35"/>
          <table:table-cell table:style-name="ce40"/>
          <table:table-cell table:number-columns-repeated="5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6" table:formula="of:=AVERAGE([.E6];[.F6];[.E27];[.F27];[.E48];[.F48])" office:value-type="float" office:value="-34.1666666666667" calcext:value-type="float">
            <text:p>-34,17</text:p>
          </table:table-cell>
          <table:table-cell table:style-name="ce34" table:formula="of:=STDEV([.E6];[.F6];[.E27];[.F27];[.E48];[.F48])" office:value-type="float" office:value="3.9707262140151" calcext:value-type="float">
            <text:p>3,97</text:p>
          </table:table-cell>
          <table:table-cell table:style-name="ce34" table:formula="of:=[.F69]/(SQRT(COUNT([.E6];[.F6];[.E27];[.F27];[.E48];[.F48])))" office:value-type="float" office:value="1.62104218877171" calcext:value-type="float">
            <text:p>1,62</text:p>
          </table:table-cell>
          <table:table-cell table:number-columns-repeated="5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6" table:formula="of:=AVERAGE([.E7];[.F7];[.E28];[.F28];[.E49];[.F49])" office:value-type="float" office:value="-36" calcext:value-type="float">
            <text:p>-36,00</text:p>
          </table:table-cell>
          <table:table-cell table:style-name="ce34" table:formula="of:=STDEV([.E7];[.F7];[.E28];[.F28];[.E49];[.F49])" office:value-type="float" office:value="4.85798312059645" calcext:value-type="float">
            <text:p>4,86</text:p>
          </table:table-cell>
          <table:table-cell table:style-name="ce34" table:formula="of:=[.F70]/(SQRT(COUNT([.E7];[.F7];[.E28];[.F28];[.E49];[.F49])))" office:value-type="float" office:value="1.9832633040858" calcext:value-type="float">
            <text:p>1,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6" table:formula="of:=AVERAGE([.E8];[.F8];[.E29];[.F29];[.E50];[.F50])" office:value-type="float" office:value="-42.6666666666667" calcext:value-type="float">
            <text:p>-42,67</text:p>
          </table:table-cell>
          <table:table-cell table:style-name="ce34" table:formula="of:=STDEV([.E8];[.F8];[.E29];[.F29];[.E50];[.F50])" office:value-type="float" office:value="3.55902608401044" calcext:value-type="float">
            <text:p>3,56</text:p>
          </table:table-cell>
          <table:table-cell table:style-name="ce34" table:formula="of:=[.F71]/(SQRT(COUNT([.E8];[.F8];[.E29];[.F29];[.E50];[.F50])))" office:value-type="float" office:value="1.45296631451356" calcext:value-type="float">
            <text:p>1,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6" table:formula="of:=AVERAGE([.E9];[.F9];[.E30];[.F30];[.E51];[.F51])" office:value-type="float" office:value="-50.5" calcext:value-type="float">
            <text:p>-50,50</text:p>
          </table:table-cell>
          <table:table-cell table:style-name="ce34" table:formula="of:=STDEV([.E9];[.F9];[.E30];[.F30];[.E51];[.F51])" office:value-type="float" office:value="5.50454357780915" calcext:value-type="float">
            <text:p>5,50</text:p>
          </table:table-cell>
          <table:table-cell table:style-name="ce34" table:formula="of:=[.F72]/(SQRT(COUNT([.E9];[.F9];[.E30];[.F30];[.E51];[.F51])))" office:value-type="float" office:value="2.24722050542442" calcext:value-type="float">
            <text:p>2,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6" table:formula="of:=AVERAGE([.E10];[.F10];[.E31];[.F31];[.E52];[.F52])" office:value-type="float" office:value="-50.5" calcext:value-type="float">
            <text:p>-50,50</text:p>
          </table:table-cell>
          <table:table-cell table:style-name="ce34" table:formula="of:=STDEV([.E10];[.F10];[.E31];[.F31];[.E52];[.F52])" office:value-type="float" office:value="4.46094160463909" calcext:value-type="float">
            <text:p>4,46</text:p>
          </table:table-cell>
          <table:table-cell table:style-name="ce34" table:formula="of:=[.F73]/(SQRT(COUNT([.E10];[.F10];[.E31];[.F31];[.E52];[.F52])))" office:value-type="float" office:value="1.82117178395303" calcext:value-type="float">
            <text:p>1,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6" table:formula="of:=AVERAGE([.E11];[.F11];[.E32];[.F32];[.E53];[.F53])" office:value-type="float" office:value="-53.5" calcext:value-type="float">
            <text:p>-53,50</text:p>
          </table:table-cell>
          <table:table-cell table:style-name="ce34" table:formula="of:=STDEV([.E11];[.F11];[.E32];[.F32];[.E53];[.F53])" office:value-type="float" office:value="5.64800849857718" calcext:value-type="float">
            <text:p>5,65</text:p>
          </table:table-cell>
          <table:table-cell table:style-name="ce34" table:formula="of:=[.F74]/(SQRT(COUNT([.E11];[.F11];[.E32];[.F32];[.E53];[.F53])))" office:value-type="float" office:value="2.3057898140695" calcext:value-type="float">
            <text:p>2,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6" table:formula="of:=AVERAGE([.E12];[.F12];[.E33];[.F33];[.E54];[.F54])" office:value-type="float" office:value="-55.6666666666667" calcext:value-type="float">
            <text:p>-55,67</text:p>
          </table:table-cell>
          <table:table-cell table:style-name="ce34" table:formula="of:=STDEV([.E12];[.F12];[.E33];[.F33];[.E54];[.F54])" office:value-type="float" office:value="12.3234194388841" calcext:value-type="float">
            <text:p>12,32</text:p>
          </table:table-cell>
          <table:table-cell table:style-name="ce34" table:formula="of:=[.F75]/(SQRT(COUNT([.E12];[.F12];[.E33];[.F33];[.E54];[.F54])))" office:value-type="float" office:value="5.03101491859357" calcext:value-type="float">
            <text:p>5,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6" table:formula="of:=AVERAGE([.E13];[.F13];[.E34];[.F34];[.E55];[.F55])" office:value-type="float" office:value="-51" calcext:value-type="float">
            <text:p>-51,00</text:p>
          </table:table-cell>
          <table:table-cell table:style-name="ce34" table:formula="of:=STDEV([.E13];[.F13];[.E34];[.F34];[.E55];[.F55])" office:value-type="float" office:value="5.54977477020464" calcext:value-type="float">
            <text:p>5,55</text:p>
          </table:table-cell>
          <table:table-cell table:style-name="ce34" table:formula="of:=[.F76]/(SQRT(COUNT([.E13];[.F13];[.E34];[.F34];[.E55];[.F55])))" office:value-type="float" office:value="2.26568606239552" calcext:value-type="float">
            <text:p>2,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6" table:formula="of:=AVERAGE([.E14];[.F14];[.E35];[.F35];[.E56];[.F56])" office:value-type="float" office:value="-56.5" calcext:value-type="float">
            <text:p>-56,50</text:p>
          </table:table-cell>
          <table:table-cell table:style-name="ce34" table:formula="of:=STDEV([.E14];[.F14];[.E35];[.F35];[.E56];[.F56])" office:value-type="float" office:value="7.52994023880668" calcext:value-type="float">
            <text:p>7,53</text:p>
          </table:table-cell>
          <table:table-cell table:style-name="ce34" table:formula="of:=[.F77]/(SQRT(COUNT([.E14];[.F14];[.E35];[.F35];[.E56];[.F56])))" office:value-type="float" office:value="3.07408522978788" calcext:value-type="float">
            <text:p>3,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6" table:formula="of:=AVERAGE([.E15];[.F15];[.E36];[.F36];[.E57];[.F57])" office:value-type="float" office:value="-58.5" calcext:value-type="float">
            <text:p>-58,50</text:p>
          </table:table-cell>
          <table:table-cell table:style-name="ce34" table:formula="of:=STDEV([.E15];[.F15];[.E36];[.F36];[.E57];[.F57])" office:value-type="float" office:value="8.73498712076898" calcext:value-type="float">
            <text:p>8,73</text:p>
          </table:table-cell>
          <table:table-cell table:style-name="ce34" table:formula="of:=[.F78]/(SQRT(COUNT([.E15];[.F15];[.E36];[.F36];[.E57];[.F57])))" office:value-type="float" office:value="3.5660435592778" calcext:value-type="float">
            <text:p>3,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6" table:formula="of:=AVERAGE([.E16];[.F16];[.E37];[.F37];[.E58];[.F58])" office:value-type="float" office:value="-58.5" calcext:value-type="float">
            <text:p>-58,50</text:p>
          </table:table-cell>
          <table:table-cell table:style-name="ce34" table:formula="of:=STDEV([.E16];[.F16];[.E37];[.F37];[.E58];[.F58])" office:value-type="float" office:value="8.61974477580398" calcext:value-type="float">
            <text:p>8,62</text:p>
          </table:table-cell>
          <table:table-cell table:style-name="ce34" table:formula="of:=[.F79]/(SQRT(COUNT([.E16];[.F16];[.E37];[.F37];[.E58];[.F58])))" office:value-type="float" office:value="3.51899606895679" calcext:value-type="float">
            <text:p>3,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6" table:formula="of:=AVERAGE([.E17];[.F17];[.E38];[.F38];[.E59];[.F59])" office:value-type="float" office:value="-63.6666666666667" calcext:value-type="float">
            <text:p>-63,67</text:p>
          </table:table-cell>
          <table:table-cell table:style-name="ce34" table:formula="of:=STDEV([.E17];[.F17];[.E38];[.F38];[.E59];[.F59])" office:value-type="float" office:value="6.12100209660695" calcext:value-type="float">
            <text:p>6,12</text:p>
          </table:table-cell>
          <table:table-cell table:style-name="ce34" table:formula="of:=[.F80]/(SQRT(COUNT([.E17];[.F17];[.E38];[.F38];[.E59];[.F59])))" office:value-type="float" office:value="2.49888864186551" calcext:value-type="float">
            <text:p>2,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6" table:formula="of:=AVERAGE([.E18];[.F18];[.E39];[.F39];[.E60];[.F60])" office:value-type="float" office:value="-62.3333333333333" calcext:value-type="float">
            <text:p>-62,33</text:p>
          </table:table-cell>
          <table:table-cell table:style-name="ce34" table:formula="of:=STDEV([.E18];[.F18];[.E39];[.F39];[.E60];[.F60])" office:value-type="float" office:value="7.11805216802087" calcext:value-type="float">
            <text:p>7,12</text:p>
          </table:table-cell>
          <table:table-cell table:style-name="ce34" table:formula="of:=[.F81]/(SQRT(COUNT([.E18];[.F18];[.E39];[.F39];[.E60];[.F60])))" office:value-type="float" office:value="2.90593262902711" calcext:value-type="float">
            <text:p>2,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6" table:formula="of:=AVERAGE([.E19];[.F19];[.E40];[.F40];[.E61];[.F61])" office:value-type="float" office:value="-59.3333333333333" calcext:value-type="float">
            <text:p>-59,33</text:p>
          </table:table-cell>
          <table:table-cell table:style-name="ce34" table:formula="of:=STDEV([.E19];[.F19];[.E40];[.F40];[.E61];[.F61])" office:value-type="float" office:value="8.11582815655104" calcext:value-type="float">
            <text:p>8,12</text:p>
          </table:table-cell>
          <table:table-cell table:style-name="ce34" table:formula="of:=[.F82]/(SQRT(COUNT([.E19];[.F19];[.E40];[.F40];[.E61];[.F61])))" office:value-type="float" office:value="3.31327297061045" calcext:value-type="float">
            <text:p>3,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 table:style-name="ce26"/>
          <table:table-cell table:style-name="ce21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style-name="ce22"/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8" table:number-rows-spanned="1">
            <text:p>Con obstáculos</text:p>
          </table:table-cell>
          <table:covered-table-cell/>
          <table:covered-table-cell table:style-name="ce6"/>
          <table:covered-table-cell table:style-name="ce39"/>
          <table:covered-table-cell table:number-columns-repeated="4" table:style-name="ce6"/>
          <table:table-cell table:number-columns-repeated="9"/>
        </table:table-row>
        <table:table-row table:style-name="ro2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28" office:value-type="string" calcext:value-type="string">
            <text:p>RSSI Lectura 1 <text:s/>(dBm)</text:p>
          </table:table-cell>
          <table:table-cell table:style-name="ce28" office:value-type="string" calcext:value-type="string">
            <text:p>RSSI Lectura 2 <text:s/>(dBm)</text:p>
          </table:table-cell>
          <table:table-cell table:style-name="ce28" office:value-type="string" calcext:value-type="string">
            <text:p>RSSI Lectura 3 (dBm)</text:p>
          </table:table-cell>
          <table:table-cell table:style-name="ce28" office:value-type="string" calcext:value-type="string">
            <text:p>RSSI Promedio <text:s/>(dBm)</text:p>
          </table:table-cell>
          <table:table-cell table:style-name="ce28" office:value-type="string" calcext:value-type="string">
            <text:p>Desviación estándar</text:p>
          </table:table-cell>
          <table:table-cell table:style-name="ce5" office:value-type="string" calcext:value-type="string">
            <text:p>Error estándar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6" table:number-columns-repeated="6"/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29" office:value-type="float" office:value="-38" calcext:value-type="float">
            <text:p>-38</text:p>
          </table:table-cell>
          <table:table-cell table:style-name="ce29" office:value-type="float" office:value="-46" calcext:value-type="float">
            <text:p>-46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E111];[.F111];[.G111])" office:value-type="float" office:value="-38.3333333333333" calcext:value-type="float">
            <text:p>-38,33</text:p>
          </table:table-cell>
          <table:table-cell table:style-name="ce16" table:formula="of:=STDEV([.E111];[.F111];[.G111])" office:value-type="float" office:value="7.50555349946514" calcext:value-type="float">
            <text:p>7,51</text:p>
          </table:table-cell>
          <table:table-cell table:style-name="ce16" table:formula="of:=[.I111]/SQRT(COUNT([.E111:.G111]))" office:value-type="float" office:value="4.33333333333334" calcext:value-type="float">
            <text:p>4,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-43" calcext:value-type="float">
            <text:p>-43</text:p>
          </table:table-cell>
          <table:table-cell table:style-name="ce29" office:value-type="float" office:value="-36" calcext:value-type="float">
            <text:p>-36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E112];[.F112];[.G112])" office:value-type="float" office:value="-36.6666666666667" calcext:value-type="float">
            <text:p>-36,67</text:p>
          </table:table-cell>
          <table:table-cell table:style-name="ce16" table:formula="of:=STDEV([.E112];[.F112];[.G112])" office:value-type="float" office:value="6.02771377334171" calcext:value-type="float">
            <text:p>6,03</text:p>
          </table:table-cell>
          <table:table-cell table:style-name="ce16" table:formula="of:=[.I112]/SQRT(COUNT([.E112:.G112]))" office:value-type="float" office:value="3.48010216963685" calcext:value-type="float">
            <text:p>3,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29" office:value-type="float" office:value="-51" calcext:value-type="float">
            <text:p>-51</text:p>
          </table:table-cell>
          <table:table-cell table:style-name="ce29" office:value-type="float" office:value="-47" calcext:value-type="float">
            <text:p>-47</text:p>
          </table:table-cell>
          <table:table-cell table:style-name="ce29" office:value-type="float" office:value="-58" calcext:value-type="float">
            <text:p>-58</text:p>
          </table:table-cell>
          <table:table-cell table:style-name="ce16" table:formula="of:=AVERAGE([.E113];[.F113];[.G113])" office:value-type="float" office:value="-52" calcext:value-type="float">
            <text:p>-52,00</text:p>
          </table:table-cell>
          <table:table-cell table:style-name="ce16" table:formula="of:=STDEV([.E113];[.F113];[.G113])" office:value-type="float" office:value="5.56776436283002" calcext:value-type="float">
            <text:p>5,57</text:p>
          </table:table-cell>
          <table:table-cell table:style-name="ce16" table:formula="of:=[.I113]/SQRT(COUNT([.E113:.G113]))" office:value-type="float" office:value="3.21455025366432" calcext:value-type="float">
            <text:p>3,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29" office:value-type="float" office:value="-40" calcext:value-type="float">
            <text:p>-40</text:p>
          </table:table-cell>
          <table:table-cell table:style-name="ce29" office:value-type="float" office:value="-58" calcext:value-type="float">
            <text:p>-58</text:p>
          </table:table-cell>
          <table:table-cell table:style-name="ce29" office:value-type="float" office:value="-44" calcext:value-type="float">
            <text:p>-44</text:p>
          </table:table-cell>
          <table:table-cell table:style-name="ce16" table:formula="of:=AVERAGE([.E114];[.F114];[.G114])" office:value-type="float" office:value="-47.3333333333333" calcext:value-type="float">
            <text:p>-47,33</text:p>
          </table:table-cell>
          <table:table-cell table:style-name="ce16" table:formula="of:=STDEV([.E114];[.F114];[.G114])" office:value-type="float" office:value="9.45163125250522" calcext:value-type="float">
            <text:p>9,45</text:p>
          </table:table-cell>
          <table:table-cell table:style-name="ce16" table:formula="of:=[.I114]/SQRT(COUNT([.E114:.G114]))" office:value-type="float" office:value="5.45690184791497" calcext:value-type="float">
            <text:p>5,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29" office:value-type="float" office:value="-57" calcext:value-type="float">
            <text:p>-57</text:p>
          </table:table-cell>
          <table:table-cell table:style-name="ce29" office:value-type="float" office:value="-60" calcext:value-type="float">
            <text:p>-60</text:p>
          </table:table-cell>
          <table:table-cell table:style-name="ce29" office:value-type="float" office:value="-50" calcext:value-type="float">
            <text:p>-50</text:p>
          </table:table-cell>
          <table:table-cell table:style-name="ce16" table:formula="of:=AVERAGE([.E115];[.F115];[.G115])" office:value-type="float" office:value="-55.6666666666667" calcext:value-type="float">
            <text:p>-55,67</text:p>
          </table:table-cell>
          <table:table-cell table:style-name="ce16" table:formula="of:=STDEV([.E115];[.F115];[.G115])" office:value-type="float" office:value="5.13160143944688" calcext:value-type="float">
            <text:p>5,13</text:p>
          </table:table-cell>
          <table:table-cell table:style-name="ce16" table:formula="of:=[.I115]/SQRT(COUNT([.E115:.G115]))" office:value-type="float" office:value="2.96273147243853" calcext:value-type="float">
            <text:p>2,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29" office:value-type="float" office:value="-46" calcext:value-type="float">
            <text:p>-46</text:p>
          </table:table-cell>
          <table:table-cell table:style-name="ce29" office:value-type="float" office:value="-62" calcext:value-type="float">
            <text:p>-62</text:p>
          </table:table-cell>
          <table:table-cell table:style-name="ce29" office:value-type="float" office:value="-57" calcext:value-type="float">
            <text:p>-57</text:p>
          </table:table-cell>
          <table:table-cell table:style-name="ce16" table:formula="of:=AVERAGE([.E116];[.F116];[.G116])" office:value-type="float" office:value="-55" calcext:value-type="float">
            <text:p>-55,00</text:p>
          </table:table-cell>
          <table:table-cell table:style-name="ce16" table:formula="of:=STDEV([.E116];[.F116];[.G116])" office:value-type="float" office:value="8.18535277187245" calcext:value-type="float">
            <text:p>8,19</text:p>
          </table:table-cell>
          <table:table-cell table:style-name="ce16" table:formula="of:=[.I116]/SQRT(COUNT([.E116:.G116]))" office:value-type="float" office:value="4.72581562625261" calcext:value-type="float">
            <text:p>4,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29" office:value-type="float" office:value="-42" calcext:value-type="float">
            <text:p>-42</text:p>
          </table:table-cell>
          <table:table-cell table:style-name="ce29" office:value-type="float" office:value="-53" calcext:value-type="float">
            <text:p>-53</text:p>
          </table:table-cell>
          <table:table-cell table:style-name="ce29" office:value-type="float" office:value="-47" calcext:value-type="float">
            <text:p>-47</text:p>
          </table:table-cell>
          <table:table-cell table:style-name="ce16" table:formula="of:=AVERAGE([.E117];[.F117];[.G117])" office:value-type="float" office:value="-47.3333333333333" calcext:value-type="float">
            <text:p>-47,33</text:p>
          </table:table-cell>
          <table:table-cell table:style-name="ce16" table:formula="of:=STDEV([.E117];[.F117];[.G117])" office:value-type="float" office:value="5.5075705472861" calcext:value-type="float">
            <text:p>5,51</text:p>
          </table:table-cell>
          <table:table-cell table:style-name="ce16" table:formula="of:=[.I117]/SQRT(COUNT([.E117:.G117]))" office:value-type="float" office:value="3.17979733805648" calcext:value-type="float">
            <text:p>3,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29" office:value-type="float" office:value="-56" calcext:value-type="float">
            <text:p>-56</text:p>
          </table:table-cell>
          <table:table-cell table:style-name="ce29" office:value-type="float" office:value="-66" calcext:value-type="float">
            <text:p>-66</text:p>
          </table:table-cell>
          <table:table-cell table:style-name="ce29" office:value-type="float" office:value="-78" calcext:value-type="float">
            <text:p>-78</text:p>
          </table:table-cell>
          <table:table-cell table:style-name="ce16" table:formula="of:=AVERAGE([.E118];[.F118];[.G118])" office:value-type="float" office:value="-66.6666666666667" calcext:value-type="float">
            <text:p>-66,67</text:p>
          </table:table-cell>
          <table:table-cell table:style-name="ce16" table:formula="of:=STDEV([.E118];[.F118];[.G118])" office:value-type="float" office:value="11.0151410945722" calcext:value-type="float">
            <text:p>11,02</text:p>
          </table:table-cell>
          <table:table-cell table:style-name="ce16" table:formula="of:=[.I118]/SQRT(COUNT([.E118:.G118]))" office:value-type="float" office:value="6.35959467611297" calcext:value-type="float">
            <text:p>6,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29" office:value-type="float" office:value="-57" calcext:value-type="float">
            <text:p>-57</text:p>
          </table:table-cell>
          <table:table-cell table:style-name="ce29" office:value-type="float" office:value="-51" calcext:value-type="float">
            <text:p>-51</text:p>
          </table:table-cell>
          <table:table-cell table:style-name="ce29" office:value-type="float" office:value="-50" calcext:value-type="float">
            <text:p>-50</text:p>
          </table:table-cell>
          <table:table-cell table:style-name="ce16" table:formula="of:=AVERAGE([.E119];[.F119];[.G119])" office:value-type="float" office:value="-52.6666666666667" calcext:value-type="float">
            <text:p>-52,67</text:p>
          </table:table-cell>
          <table:table-cell table:style-name="ce16" table:formula="of:=STDEV([.E119];[.F119];[.G119])" office:value-type="float" office:value="3.78593889720018" calcext:value-type="float">
            <text:p>3,79</text:p>
          </table:table-cell>
          <table:table-cell table:style-name="ce16" table:formula="of:=[.I119]/SQRT(COUNT([.E119:.G119]))" office:value-type="float" office:value="2.185812841434" calcext:value-type="float">
            <text:p>2,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29" office:value-type="float" office:value="-62" calcext:value-type="float">
            <text:p>-62</text:p>
          </table:table-cell>
          <table:table-cell table:style-name="ce29" office:value-type="float" office:value="-56" calcext:value-type="float">
            <text:p>-56</text:p>
          </table:table-cell>
          <table:table-cell table:style-name="ce29" office:value-type="float" office:value="-71" calcext:value-type="float">
            <text:p>-71</text:p>
          </table:table-cell>
          <table:table-cell table:style-name="ce16" table:formula="of:=AVERAGE([.E120];[.F120];[.G120])" office:value-type="float" office:value="-63" calcext:value-type="float">
            <text:p>-63,00</text:p>
          </table:table-cell>
          <table:table-cell table:style-name="ce16" table:formula="of:=STDEV([.E120];[.F120];[.G120])" office:value-type="float" office:value="7.54983443527075" calcext:value-type="float">
            <text:p>7,55</text:p>
          </table:table-cell>
          <table:table-cell table:style-name="ce16" table:formula="of:=[.I120]/SQRT(COUNT([.E120:.G120]))" office:value-type="float" office:value="4.35889894354067" calcext:value-type="float">
            <text:p>4,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29" office:value-type="float" office:value="-69" calcext:value-type="float">
            <text:p>-69</text:p>
          </table:table-cell>
          <table:table-cell table:style-name="ce29" office:value-type="float" office:value="-63" calcext:value-type="float">
            <text:p>-63</text:p>
          </table:table-cell>
          <table:table-cell table:style-name="ce29" office:value-type="float" office:value="-60" calcext:value-type="float">
            <text:p>-60</text:p>
          </table:table-cell>
          <table:table-cell table:style-name="ce16" table:formula="of:=AVERAGE([.E121];[.F121];[.G121])" office:value-type="float" office:value="-64" calcext:value-type="float">
            <text:p>-64,00</text:p>
          </table:table-cell>
          <table:table-cell table:style-name="ce16" table:formula="of:=STDEV([.E121];[.F121];[.G121])" office:value-type="float" office:value="4.58257569495584" calcext:value-type="float">
            <text:p>4,58</text:p>
          </table:table-cell>
          <table:table-cell table:style-name="ce16" table:formula="of:=[.I121]/SQRT(COUNT([.E121:.G121]))" office:value-type="float" office:value="2.64575131106459" calcext:value-type="float">
            <text:p>2,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29" office:value-type="float" office:value="-67" calcext:value-type="float">
            <text:p>-67</text:p>
          </table:table-cell>
          <table:table-cell table:number-columns-repeated="2" table:style-name="ce29" office:value-type="float" office:value="-69" calcext:value-type="float">
            <text:p>-69</text:p>
          </table:table-cell>
          <table:table-cell table:style-name="ce16" table:formula="of:=AVERAGE([.E122];[.F122];[.G122])" office:value-type="float" office:value="-68.3333333333333" calcext:value-type="float">
            <text:p>-68,33</text:p>
          </table:table-cell>
          <table:table-cell table:style-name="ce16" table:formula="of:=STDEV([.E122];[.F122];[.G122])" office:value-type="float" office:value="1.15470053837925" calcext:value-type="float">
            <text:p>1,15</text:p>
          </table:table-cell>
          <table:table-cell table:style-name="ce16" table:formula="of:=[.I122]/SQRT(COUNT([.E122:.G122]))" office:value-type="float" office:value="0.666666666666666" calcext:value-type="float">
            <text:p>0,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29" office:value-type="float" office:value="-58" calcext:value-type="float">
            <text:p>-58</text:p>
          </table:table-cell>
          <table:table-cell table:style-name="ce29" office:value-type="float" office:value="-55" calcext:value-type="float">
            <text:p>-55</text:p>
          </table:table-cell>
          <table:table-cell table:style-name="ce29" office:value-type="float" office:value="-75" calcext:value-type="float">
            <text:p>-75</text:p>
          </table:table-cell>
          <table:table-cell table:style-name="ce16" table:formula="of:=AVERAGE([.E123];[.F123];[.G123])" office:value-type="float" office:value="-62.6666666666667" calcext:value-type="float">
            <text:p>-62,67</text:p>
          </table:table-cell>
          <table:table-cell table:style-name="ce16" table:formula="of:=STDEV([.E123];[.F123];[.G123])" office:value-type="float" office:value="10.785793124909" calcext:value-type="float">
            <text:p>10,79</text:p>
          </table:table-cell>
          <table:table-cell table:style-name="ce16" table:formula="of:=[.I123]/SQRT(COUNT([.E123:.G123]))" office:value-type="float" office:value="6.22718056408983" calcext:value-type="float">
            <text:p>6,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29" office:value-type="float" office:value="-75" calcext:value-type="float">
            <text:p>-75</text:p>
          </table:table-cell>
          <table:table-cell table:style-name="ce29" office:value-type="float" office:value="-68" calcext:value-type="float">
            <text:p>-68</text:p>
          </table:table-cell>
          <table:table-cell table:style-name="ce29" office:value-type="float" office:value="-75" calcext:value-type="float">
            <text:p>-75</text:p>
          </table:table-cell>
          <table:table-cell table:style-name="ce16" table:formula="of:=AVERAGE([.E124];[.F124];[.G124])" office:value-type="float" office:value="-72.6666666666667" calcext:value-type="float">
            <text:p>-72,67</text:p>
          </table:table-cell>
          <table:table-cell table:style-name="ce16" table:formula="of:=STDEV([.E124];[.F124];[.G124])" office:value-type="float" office:value="4.04145188432738" calcext:value-type="float">
            <text:p>4,04</text:p>
          </table:table-cell>
          <table:table-cell table:style-name="ce16" table:formula="of:=[.I124]/SQRT(COUNT([.E124:.G124]))" office:value-type="float" office:value="2.33333333333333" calcext:value-type="float">
            <text:p>2,3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4:01:16.8476143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5:49:15.712307585</meta:creation-date>
    <dc:date>2018-10-29T14:26:59.421144244</dc:date>
    <meta:editing-duration>PT11H43M49S</meta:editing-duration>
    <meta:editing-cycles>83</meta:editing-cycles>
    <meta:generator>LibreOffice/6.0.3.2$Linux_X86_64 LibreOffice_project/00m0$Build-2</meta:generator>
    <meta:document-statistic meta:table-count="1" meta:cell-count="38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04cm" svg:height="7.608cm" xlink:href=".." xlink:type="simple" chart:class="chart:line" chart:style-name="ch1">
        <chart:subtitle svg:x="0cm" svg:y="0cm" chart:style-name="ch2">
          <text:p/>
        </chart:subtitle>
        <chart:plot-area chart:style-name="ch3" table:cell-range-address="Hoja1.D6:Hoja1.E19" chart:data-source-has-labels="both" svg:x="1.293cm" svg:y="0.152cm" svg:width="15.077cm" svg:height="6.375cm">
          <chartooo:coordinate-region svg:x="2.02cm" svg:y="0.312cm" svg:width="14.07cm" svg:height="6.056cm"/>
          <chart:axis chart:dimension="x" chart:name="primary-x" chart:style-name="ch4" chartooo:axis-type="auto">
            <chartooo:date-scale/>
            <chart:title svg:x="7.742cm" svg:y="6.679cm" chart:style-name="ch5">
              <text:p>Distancia (cm)</text:p>
            </chart:title>
            <chart:categories table:cell-range-address="Hoja1.D6:Hoja1.D19"/>
          </chart:axis>
          <chart:axis chart:dimension="y" chart:name="primary-y" chart:style-name="ch4">
            <chart:title svg:x="0.451cm" svg:y="4.243cm" chart:style-name="ch6">
              <text:p>RSSI (dBm)</text:p>
            </chart:title>
            <chart:grid chart:style-name="ch7" chart:class="major"/>
          </chart:axis>
          <chart:series chart:style-name="ch8" chart:values-cell-range-address="Hoja1.E6:Hoja1.E19" loext:label-string="rssi" chart:class="chart:line">
            <chart:regression-curve chart:style-name="ch9"/>
            <chart:data-point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19</svg:desc>
                </draw:g>
              </table:table-cell>
              <table:table-cell office:value-type="float" office:value="-33">
                <text:p>-33</text:p>
                <draw:g>
                  <svg:desc>Hoja1.E6:Hoja1.E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1">
                <text:p>-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27:Hoja1.E40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27:Hoja1.D40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E27:Hoja1.E40" loext:label-string="rssi" chart:class="chart:line">
            <chart:regression-curve chart:style-name="ch8"/>
            <chart:data-point chart:style-name="ch9"/>
            <chart:data-point chart:repeated="4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0</svg:desc>
                </draw:g>
              </table:table-cell>
              <table:table-cell office:value-type="float" office:value="-32">
                <text:p>-32</text:p>
                <draw:g>
                  <svg:desc>Hoja1.E27:Hoja1.E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27:Hoja1.D40 Hoja1.F27:Hoja1.F40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27:Hoja1.D40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F27:Hoja1.F40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0</svg:desc>
                </draw:g>
              </table:table-cell>
              <table:table-cell office:value-type="float" office:value="-34">
                <text:p>-34</text:p>
                <draw:g>
                  <svg:desc>Hoja1.F27:Hoja1.F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17cm" svg:height="7.707cm" xlink:href=".." xlink:type="simple" chart:class="chart:line" chart:style-name="ch1">
        <chart:plot-area chart:style-name="ch2" table:cell-range-address="Hoja1.D6:Hoja1.D19 Hoja1.F6:Hoja1.F19" chart:data-source-has-labels="both" svg:x="1.295cm" svg:y="0.154cm" svg:width="15.186cm" svg:height="6.47cm">
          <chartooo:coordinate-region svg:x="2.022cm" svg:y="0.314cm" svg:width="14.179cm" svg:height="6.151cm"/>
          <chart:axis chart:dimension="x" chart:name="primary-x" chart:style-name="ch3" chartooo:axis-type="auto">
            <chartooo:date-scale/>
            <chart:title svg:x="7.799cm" svg:y="6.778cm" chart:style-name="ch4">
              <text:p>Distancia (cm)</text:p>
            </chart:title>
            <chart:categories table:cell-range-address="Hoja1.D6:Hoja1.D19"/>
          </chart:axis>
          <chart:axis chart:dimension="y" chart:name="primary-y" chart:style-name="ch3">
            <chart:title svg:x="0.451cm" svg:y="4.293cm" chart:style-name="ch5">
              <text:p>RSSI (dBm)</text:p>
            </chart:title>
            <chart:grid chart:style-name="ch6" chart:class="major"/>
          </chart:axis>
          <chart:series chart:style-name="ch7" chart:values-cell-range-address="Hoja1.F6:Hoja1.F19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19</svg:desc>
                </draw:g>
              </table:table-cell>
              <table:table-cell office:value-type="float" office:value="-33">
                <text:p>-33</text:p>
                <draw:g>
                  <svg:desc>Hoja1.F6:Hoja1.F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63">
                <text:p>-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48:Hoja1.D61 Hoja1.F48:Hoja1.F61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48:Hoja1.D61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F48:Hoja1.F61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1</svg:desc>
                </draw:g>
              </table:table-cell>
              <table:table-cell office:value-type="float" office:value="-31">
                <text:p>-31</text:p>
                <draw:g>
                  <svg:desc>Hoja1.F48:Hoja1.F6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70">
                <text:p>-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48:Hoja1.E61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48:Hoja1.D61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E48:Hoja1.E61" loext:label-string="rssi" chart:class="chart:line">
            <chart:regression-curve chart:style-name="ch8"/>
            <chart:data-point chart:style-name="ch9" chart:repeated="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1</svg:desc>
                </draw:g>
              </table:table-cell>
              <table:table-cell office:value-type="float" office:value="-42">
                <text:p>-42</text:p>
                <draw:g>
                  <svg:desc>Hoja1.E48:Hoja1.E6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1">
                <text:p>-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 chart:error-category="standard-error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 chart:error-category="standard-erro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chart:error-upper-indicator="true" chart:error-lower-indicator="true" chart:error-category="standard-error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69:Hoja1.E82" chart:data-source-has-labels="both" svg:x="1.293cm" svg:y="0.153cm" svg:width="15.091cm" svg:height="6.427cm">
          <chartooo:coordinate-region svg:x="2.497cm" svg:y="0.313cm" svg:width="13.607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69:Hoja1.D82"/>
          </chart:axis>
          <chart:axis chart:dimension="y" chart:name="primary-y" chart:style-name="ch5">
            <chart:title svg:x="0.451cm" svg:y="4.27cm" chart:style-name="ch6">
              <text:p>RSSI (dBm)</text:p>
            </chart:title>
            <chart:grid chart:style-name="ch7" chart:class="major"/>
          </chart:axis>
          <chart:series chart:style-name="ch8" chart:values-cell-range-address="Hoja1.E69:Hoja1.E82" loext:label-string="rssi" chart:class="chart:line">
            <chart:regression-curve chart:style-name="ch9">
              <chart:equation chart:display-equation="true" chart:display-r-square="false" svg:x="4.638cm" svg:y="3.134cm"/>
            </chart:regression-curve>
            <chart:error-indicator chart:style-name="ch10" chart:dimension="y"/>
            <chart:data-point chart:style-name="ch11"/>
            <chart:data-point/>
            <chart:data-point chart:style-name="ch11" chart:repeated="2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D69:Hoja1.D82</svg:desc>
                </draw:g>
              </table:table-cell>
              <table:table-cell office:value-type="float" office:value="-34.1666666666667">
                <text:p>-34.1666666666667</text:p>
                <draw:g>
                  <svg:desc>Hoja1.E69:Hoja1.E8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.6666666666667">
                <text:p>-42.666666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55.6666666666667">
                <text:p>-55.66666666666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6.5">
                <text:p>-56.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3.6666666666667">
                <text:p>-63.666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2.3333333333333">
                <text:p>-62.33333333333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9.3333333333333">
                <text:p>-59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69:Hoja1.D82 Hoja1.F69:Hoja1.F82" chart:data-source-has-labels="both" svg:x="1.293cm" svg:y="0.153cm" svg:width="15.091cm" svg:height="6.427cm">
          <chartooo:coordinate-region svg:x="2.205cm" svg:y="0.314cm" svg:width="13.713cm" svg:height="5.69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69:Hoja1.D82"/>
          </chart:axis>
          <chart:axis chart:dimension="y" chart:name="primary-y" chart:style-name="ch5">
            <chart:title svg:x="0.451cm" svg:y="5.156cm" chart:style-name="ch6">
              <text:p>Desviación estándar (S)</text:p>
            </chart:title>
            <chart:grid chart:style-name="ch7" chart:class="major"/>
          </chart:axis>
          <chart:series chart:style-name="ch8" chart:values-cell-range-address="Hoja1.F69:Hoja1.F82" loext:label-string="desvest" chart:class="chart:line">
            <chart:mean-value chart:style-name="ch9"/>
            <chart:regression-curve chart:style-name="ch10"/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es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D69:Hoja1.D82</svg:desc>
                </draw:g>
              </table:table-cell>
              <table:table-cell office:value-type="float" office:value="3.9707262140151">
                <text:p>3.9707262140151</text:p>
                <draw:g>
                  <svg:desc>Hoja1.F69:Hoja1.F8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85798312059645">
                <text:p>4.857983120596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5902608401044">
                <text:p>3.559026084010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50454357780915">
                <text:p>5.504543577809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46094160463909">
                <text:p>4.460941604639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64800849857718">
                <text:p>5.648008498577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.3234194388841">
                <text:p>12.32341943888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54977477020464">
                <text:p>5.549774770204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.52994023880668">
                <text:p>7.529940238806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.73498712076898">
                <text:p>8.734987120768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61974477580398">
                <text:p>8.619744775803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12100209660695">
                <text:p>6.1210020966069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11805216802087">
                <text:p>7.1180521680208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.11582815655104">
                <text:p>8.1158281565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 chart:error-category="standard-error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 chart:error-category="standard-erro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chart:error-upper-indicator="true" chart:error-lower-indicator="true" chart:error-category="standard-error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111:Hoja1.D124 Hoja1.H111:Hoja1.H124" chart:data-source-has-labels="both" svg:x="1.293cm" svg:y="0.153cm" svg:width="15.091cm" svg:height="6.427cm">
          <chartooo:coordinate-region svg:x="2.497cm" svg:y="0.313cm" svg:width="13.607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111:Hoja1.D124"/>
          </chart:axis>
          <chart:axis chart:dimension="y" chart:name="primary-y" chart:style-name="ch5">
            <chart:title svg:x="0.451cm" svg:y="4.27cm" chart:style-name="ch6">
              <text:p>RSSI (dBm)</text:p>
            </chart:title>
            <chart:grid chart:style-name="ch7" chart:class="major"/>
          </chart:axis>
          <chart:series chart:style-name="ch8" chart:values-cell-range-address="Hoja1.H111:Hoja1.H124" loext:label-string="rssi" chart:class="chart:line">
            <chart:regression-curve chart:style-name="ch9">
              <chart:equation chart:display-equation="true" chart:display-r-square="false" svg:x="4.832cm" svg:y="2.946cm"/>
            </chart:regression-curve>
            <chart:error-indicator chart:style-name="ch10" chart:dimension="y"/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D111:Hoja1.D124</svg:desc>
                </draw:g>
              </table:table-cell>
              <table:table-cell office:value-type="float" office:value="-38.3333333333333">
                <text:p>-38.3333333333333</text:p>
                <draw:g>
                  <svg:desc>Hoja1.H111:Hoja1.H12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6.6666666666667">
                <text:p>-36.6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7.3333333333333">
                <text:p>-47.3333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5.6666666666667">
                <text:p>-55.66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7.3333333333333">
                <text:p>-47.333333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66.6666666666667">
                <text:p>-66.66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2.6666666666667">
                <text:p>-52.66666666666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8.3333333333333">
                <text:p>-68.33333333333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2.6666666666667">
                <text:p>-62.66666666666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72.6666666666667">
                <text:p>-72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